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hitespace.getEnu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tespace.getEnum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tespace.getEnum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tespace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itespace.Whitespa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